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931F8343.png"/>
  <manifest:file-entry manifest:media-type="image/png" manifest:full-path="Pictures/100000000000031A00000253D1D24142.png"/>
  <manifest:file-entry manifest:media-type="image/png" manifest:full-path="Pictures/1000000000000320000002581B42268A.png"/>
  <manifest:file-entry manifest:media-type="image/png" manifest:full-path="Pictures/10000000000003200000025809C7EF31.png"/>
  <manifest:file-entry manifest:media-type="image/png" manifest:full-path="Pictures/1000000000000320000002580E1B1ACF.png"/>
  <manifest:file-entry manifest:media-type="image/png" manifest:full-path="Pictures/100000000000032000000258CA0C59C4.png"/>
  <manifest:file-entry manifest:media-type="image/png" manifest:full-path="Pictures/100000000000032000000258F6AEE96B.png"/>
  <manifest:file-entry manifest:media-type="image/png" manifest:full-path="Pictures/10000000000002590000010B21559233.png"/>
  <manifest:file-entry manifest:media-type="image/png" manifest:full-path="Pictures/10000000000003200000025830674ED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3-title">
      <style:graphic-properties draw:auto-grow-height="true" fo:min-height="3.506cm"/>
    </style:style>
    <style:style style:name="pr2" style:family="presentation" style:parent-style-name="Default3-subtitle">
      <style:graphic-properties draw:fill-color="#ffffff" draw:auto-grow-height="true" fo:min-height="13.859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3-title">
      <style:graphic-properties fo:min-height="3.506cm"/>
    </style:style>
    <style:style style:name="pr5" style:family="presentation" style:parent-style-name="Default3-outline1">
      <style:graphic-properties fo:min-height="13.859cm"/>
    </style:style>
    <style:style style:name="pr6" style:family="presentation" style:parent-style-name="Default3-notes">
      <style:graphic-properties draw:fill-color="#ffffff" fo:min-height="12.572cm"/>
    </style:style>
    <style:style style:name="pr7" style:family="presentation" style:parent-style-name="Default3-outline1">
      <style:graphic-properties draw:fill="bitmap" draw:fill-image-name="Bitmape_20_2" fo:min-height="7.366cm"/>
    </style:style>
    <style:style style:name="pr8" style:family="presentation" style:parent-style-name="Default3-outline1">
      <style:graphic-properties fo:min-height="14.095cm"/>
    </style:style>
    <style:style style:name="pr9" style:family="presentation" style:parent-style-name="Default3-outline1">
      <style:graphic-properties fo:min-height="15.039cm"/>
    </style:style>
    <style:style style:name="pr10" style:family="presentation" style:parent-style-name="Default3-outline1">
      <style:graphic-properties fo:min-height="15.427cm"/>
    </style:style>
    <style:style style:name="pr11" style:family="presentation" style:parent-style-name="Default3-outline1">
      <style:graphic-properties fo:min-height="13.951cm"/>
    </style:style>
    <style:style style:name="pr12" style:family="presentation" style:parent-style-name="Default3-outline1">
      <style:graphic-properties fo:min-height="14.161cm"/>
    </style:style>
    <style:style style:name="P1" style:family="paragraph">
      <style:text-properties fo:font-size="32pt"/>
    </style:style>
    <style:style style:name="P2" style:family="paragraph">
      <style:text-properties fo:font-size="26.3999996185303pt"/>
    </style:style>
    <style:style style:name="T1" style:family="text">
      <style:text-properties fo:font-size="32pt"/>
    </style:style>
    <style:style style:name="T2" style:family="text">
      <style:text-properties fo:color="#0066cc" fo:font-size="24pt" style:font-size-asian="24pt" style:font-size-complex="24pt"/>
    </style:style>
    <style:style style:name="T3" style:family="text">
      <style:text-properties fo:color="#808080"/>
    </style:style>
    <style:style style:name="T4" style:family="text">
      <style:text-properties fo:color="#0066cc"/>
    </style:style>
    <style:style style:name="T5" style:family="text">
      <style:text-properties fo:color="#666666"/>
    </style:style>
    <style:style style:name="T6" style:family="text">
      <style:text-properties fo:color="#0066ff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3" presentation:presentation-page-layout-name="AL1T0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Neuobičajene kontrolne strukture</text:p>
          </draw:text-box>
        </draw:frame>
        <draw:frame presentation:style-name="pr2" draw:text-style-name="P1" draw:layer="layout" svg:width="22.6cm" svg:height="13.859cm" svg:x="1.4cm" svg:y="4.914cm" presentation:class="subtitle">
          <draw:text-box>
            <text:p><text:span text:style-name="T1">Matematički fakultet, Beograd</text:span></text:p>
            <text:p><text:span text:style-name="T1">Seminarski rad iz kursa Razvoj softvera 2</text:span></text:p>
            <text:p><text:span text:style-name="T1"/></text:p>
            <text:p><text:span text:style-name="T1">–</text:span></text:p>
            <text:p><text:span text:style-name="T1"/></text:p>
            <text:p><text:span text:style-name="T1">Matijević Luka <text:s text:c="2"/>1106/14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3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Prezentacija obuhvata:</text:p>
          </draw:text-box>
        </draw:frame>
        <draw:frame presentation:style-name="pr5" draw:layer="layout" svg:width="22.6cm" svg:height="13.859cm" svg:x="1.4cm" svg:y="4.914cm" presentation:class="outline">
          <draw:text-box>
            <text:list text:style-name="L2">
              <text:list-item>
                <text:p>Na koji način višestruki povratak iz rutine može doprineti čitljivostu koda</text:p>
              </text:list-item>
              <text:list-item>
                <text:p>Savete za upotrebu rekurzije</text:p>
              </text:list-item>
              <text:list-item>
                <text:p>Debata vezana za goto naredbe</text:p>
              </text:list-item>
              <text:list-item>
                <text:p>Ukupna perspektiva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Smernice za korišćenje return naredbe</text:p>
          </draw:text-box>
        </draw:frame>
        <draw:frame presentation:style-name="pr5" draw:layer="layout" svg:width="22.6cm" svg:height="13.859cm" svg:x="1.4cm" svg:y="4.914cm" presentation:class="outline">
          <draw:text-box>
            <text:list text:style-name="L2">
              <text:list-item>
                <text:p>Koristiti return kada poboljsava citljivost koda</text:p>
              </text:list-item>
              <text:list-item>
                <text:p>Koristiti klauzule čuvare</text:p>
              </text:list-item>
              <text:list-item>
                <text:p>Minimizovati broj return-ova u svakoj rutini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Smernice za korišćenje return naredbe</text:p>
          </draw:text-box>
        </draw:frame>
        <draw:frame presentation:style-name="pr5" draw:layer="layout" svg:width="22.6cm" svg:height="13.859cm" svg:x="1.4cm" svg:y="4.914cm" presentation:class="outline">
          <draw:text-box>
            <text:list text:style-name="L2">
              <text:list-item>
                <text:p>Koristiti return kada poboljšava čitljivost koda</text:p>
              </text:list-item>
            </text:list>
            <text:list text:style-name="L3">
              <text:list-item>
                <text:list>
                  <text:list-item>
                    <text:p><text:span text:style-name="T2">U određenim rutinama, jednom kada saznamo odgovor, zelimo da se odmah vratimo u pozivajucu rutinu. </text:span></text:p>
                  </text:list-item>
                </text:list>
              </text:list-item>
            </text:list>
            <text:list text:style-name="L2">
              <text:list-item>
                <text:p><text:span text:style-name="T3">Koristiti klauzule čuvare</text:span></text:p>
              </text:list-item>
              <text:list-item>
                <text:p><text:span text:style-name="T3">Minimizovati broj return-ova u svakoj rutini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3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Smernice za korišćenje return naredbe</text:p>
          </draw:text-box>
        </draw:frame>
        <draw:frame presentation:style-name="pr5" draw:layer="layout" svg:width="22.6cm" svg:height="13.859cm" svg:x="1.4cm" svg:y="4.914cm" presentation:class="outline">
          <draw:text-box>
            <text:list text:style-name="L2">
              <text:list-item>
                <text:p><text:span text:style-name="T3">Koristiti return kada poboljsava citljivost koda</text:span></text:p>
              </text:list-item>
              <text:list-item>
                <text:p>Koristiti klauzule čuvare</text:p>
              </text:list-item>
            </text:list>
            <text:list text:style-name="L3">
              <text:list-item>
                <text:list>
                  <text:list-item>
                    <text:p><text:span text:style-name="T2">Korisiti klauzule čuvare za pojednostavljenje obrade grešaka. Umesto ugnježdenih if naredbi, bolje je posle svake provere uslova staviti return ili exit</text:span></text:p>
                  </text:list-item>
                </text:list>
              </text:list-item>
            </text:list>
            <text:list text:style-name="L2">
              <text:list-item>
                <text:p><text:span text:style-name="T3">Minimizovati broj return-ova u svakoj rutini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3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Smernice za korišćenje return naredbe</text:p>
          </draw:text-box>
        </draw:frame>
        <draw:frame presentation:style-name="pr5" draw:layer="layout" svg:width="22.6cm" svg:height="13.859cm" svg:x="1.4cm" svg:y="4.914cm" presentation:class="outline">
          <draw:text-box>
            <text:list text:style-name="L2">
              <text:list-item>
                <text:p><text:span text:style-name="T3">Koristiti return kada poboljsava citljivost koda</text:span></text:p>
              </text:list-item>
              <text:list-item>
                <text:p><text:span text:style-name="T3">Koristiti klauzule čuvare</text:span></text:p>
              </text:list-item>
              <text:list-item>
                <text:p><text:span text:style-name="T4">Minimizovati broj return-ova u svakoj rutini</text:span></text:p>
              </text:list-item>
            </text:list>
            <text:list text:style-name="L3">
              <text:list-item>
                <text:list>
                  <text:list-item>
                    <text:p><text:span text:style-name="T2">Tesko je razumeti rutinu ako, čitajući njen kraj, nismo svesni mogućnosti da se ona vratila u rutinu pozivaoca ranije u kodu. Iz ovog razloga treba oprezno koristiti return, samo kada će poboljšati čitljivost koda. </text:span>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3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Rekurzija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Kod rekurzije, rutina rešava manji deo problema, deli problem na manje delove, a zatim poziva samu sebe da reši manje delove</text:p>
              </text:list-item>
              <text:list-item>
                <text:p>Uglavnom se koristi kada je mali deo problema lako rešiti, a veći deo lako podeliti na manje</text:p>
              </text:list-item>
              <text:list-item>
                <text:p>Generalno, rekuryija dovodi do manjeg koda, sporijeg izvršavanja I velikog zauzimanja steka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3" presentation:presentation-page-layout-name="AL3T3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Rekurzija</text:p>
          </draw:text-box>
        </draw:frame>
        <draw:frame presentation:style-name="pr5" draw:layer="layout" svg:width="7.49cm" svg:height="13.859cm" svg:x="1.4cm" svg:y="4.914cm" presentation:class="outline" presentation:user-transformed="true">
          <draw:text-box>
            <text:list text:style-name="L2">
              <text:list-item>
                <text:p>Primer rekurzije</text:p>
                <text:p>- Traženje izlaza iz lavirinta</text:p>
              </text:list-item>
            </text:list>
          </draw:text-box>
        </draw:frame>
        <draw:frame presentation:style-name="pr7" draw:layer="layout" svg:width="14.61cm" svg:height="7.366cm" svg:x="9.398cm" svg:y="7.366cm" presentation:class="outline" presentation:user-transformed="true">
          <draw:text-box>
            <text:list text:style-name="L2">
              <text:list-item>
                <text:p> 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3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Saveti za korišćenje rekurzije</text:p>
          </draw:text-box>
        </draw:frame>
        <draw:frame presentation:style-name="pr5" draw:layer="layout" svg:width="22.6cm" svg:height="13.859cm" svg:x="1.4cm" svg:y="4.914cm" presentation:class="outline">
          <draw:text-box>
            <text:list text:style-name="L2">
              <text:list-item>
                <text:p>Uveriti se da postoji izlaz iz rekurzije</text:p>
              </text:list-item>
              <text:list-item>
                <text:p>Koristiti sigurnosne brojače da bi se izbegla beskonačna rekurzija</text:p>
              </text:list-item>
              <text:list-item>
                <text:p>Ograničiti rekurziju na jednu rutinu</text:p>
              </text:list-item>
              <text:list-item>
                <text:p>Paziti na stek</text:p>
              </text:list-item>
              <text:list-item>
                <text:p>Ne koristiti rekurziju za faktorijel ili Fibonačijev niz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3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Saveti za korišćenje rekurzije</text:p>
          </draw:text-box>
        </draw:frame>
        <draw:frame presentation:style-name="pr8" draw:layer="layout" svg:width="22.6cm" svg:height="14.095cm" svg:x="1.4cm" svg:y="4.914cm" presentation:class="outline" presentation:user-transformed="true">
          <draw:text-box>
            <text:list text:style-name="L2">
              <text:list-item>
                <text:p>Uveriti se da postoji izlaz iz rekurzije</text:p>
              </text:list-item>
            </text:list>
            <text:list text:style-name="L3">
              <text:list-item>
                <text:list>
                  <text:list-item>
                    <text:p><text:span text:style-name="T2">Proveriti da li rutina ima nerekurzivnu putanju. To uglavnom znači da rutina ima test kojim prekida dalju rekurziju ako ona nije potrebna</text:span></text:p>
                  </text:list-item>
                </text:list>
              </text:list-item>
            </text:list>
            <text:list text:style-name="L2">
              <text:list-item>
                <text:p><text:span text:style-name="T3">Koristiti sigurnosne brojače da bi se izbegla beskonačna rekurzija</text:span></text:p>
              </text:list-item>
              <text:list-item>
                <text:p><text:span text:style-name="T3">Ograničiti rekurziju na jednu rutinu</text:span></text:p>
              </text:list-item>
              <text:list-item>
                <text:p><text:span text:style-name="T3">Paziti na stek</text:span></text:p>
              </text:list-item>
              <text:list-item>
                <text:p><text:span text:style-name="T3">Ne koristiti rekurziju za faktorijel ili Fibonačijev niz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3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Saveti za korišćenje rekurzije</text:p>
          </draw:text-box>
        </draw:frame>
        <draw:frame presentation:style-name="pr9" draw:layer="layout" svg:width="22.6cm" svg:height="15.039cm" svg:x="1.4cm" svg:y="4.914cm" presentation:class="outline" presentation:user-transformed="true">
          <draw:text-box>
            <text:list text:style-name="L2">
              <text:list-item>
                <text:p><text:span text:style-name="T5">Uveriti se da postoji izlaz iz rekurzije</text:span></text:p>
              </text:list-item>
              <text:list-item>
                <text:p>Koristiti sigurnosne brojače da bi se izbegla beskonačna rekurzija</text:p>
              </text:list-item>
            </text:list>
            <text:list text:style-name="L3">
              <text:list-item>
                <text:list>
                  <text:list-item>
                    <text:p><text:span text:style-name="T2">Ako koristimo rekurziju u situacijama gde ne možemo napraviti jednostavan test za izlaz iz rekurzije, koristiti sigurnosne brojače da bi se izbegla beskonačna rekurzija</text:span></text:p>
                  </text:list-item>
                </text:list>
              </text:list-item>
            </text:list>
            <text:list text:style-name="L2">
              <text:list-item>
                <text:p><text:span text:style-name="T3">Ograničiti rekurziju na jednu rutinu</text:span></text:p>
              </text:list-item>
              <text:list-item>
                <text:p><text:span text:style-name="T3">Paziti na stek</text:span></text:p>
              </text:list-item>
              <text:list-item>
                <text:p><text:span text:style-name="T3">Ne koristiti rekurziju za faktorijel ili Fibonačijev niz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3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Saveti za korišćenje rekurzije</text:p>
          </draw:text-box>
        </draw:frame>
        <draw:frame presentation:style-name="pr5" draw:layer="layout" svg:width="22.6cm" svg:height="13.859cm" svg:x="1.4cm" svg:y="4.914cm" presentation:class="outline">
          <draw:text-box>
            <text:list text:style-name="L2">
              <text:list-item>
                <text:p><text:span text:style-name="T3">Uveriti se da postoji izlaz iz rekurzije</text:span></text:p>
              </text:list-item>
              <text:list-item>
                <text:p><text:span text:style-name="T3">Koristiti sigurnosne brojače da bi se izbegla beskonačna rekurzija</text:span></text:p>
              </text:list-item>
              <text:list-item>
                <text:p>Ograničiti rekurziju na jednu rutinu</text:p>
              </text:list-item>
            </text:list>
            <text:list text:style-name="L3">
              <text:list-item>
                <text:list>
                  <text:list-item>
                    <text:p><text:span text:style-name="T2">Ukloniti ciklične rekurzije ili ih ograničiti sigurnosnim brojačem</text:span></text:p>
                  </text:list-item>
                </text:list>
              </text:list-item>
            </text:list>
            <text:list text:style-name="L2">
              <text:list-item>
                <text:p><text:span text:style-name="T3">Paziti na stek</text:span></text:p>
              </text:list-item>
              <text:list-item>
                <text:p><text:span text:style-name="T3">Ne koristiti rekurziju za faktorijel ili Fibonačijev niz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3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Saveti za korišćenje rekurzije</text:p>
          </draw:text-box>
        </draw:frame>
        <draw:frame presentation:style-name="pr8" draw:layer="layout" svg:width="22.6cm" svg:height="14.095cm" svg:x="1.4cm" svg:y="4.914cm" presentation:class="outline" presentation:user-transformed="true">
          <draw:text-box>
            <text:list text:style-name="L2">
              <text:list-item>
                <text:p><text:span text:style-name="T3">Uveriti se da postoji izlaz iz rekurzije</text:span></text:p>
              </text:list-item>
              <text:list-item>
                <text:p><text:span text:style-name="T3">Koristiti sigurnosne brojače da bi se izbegla beskonačna rekurzija</text:span></text:p>
              </text:list-item>
              <text:list-item>
                <text:p><text:span text:style-name="T3">Ograničiti rekurziju na jednu rutinu</text:span></text:p>
              </text:list-item>
              <text:list-item>
                <text:p>Paziti na stek</text:p>
              </text:list-item>
            </text:list>
            <text:list text:style-name="L3">
              <text:list-item>
                <text:list>
                  <text:list-item>
                    <text:p><text:span text:style-name="T2">Paziti na alokaciju lokalnih promenljivih u rekurzivnim rutinama, pogotovo za velike objekte. Poželjnije je koristiti heap nego stack</text:span></text:p>
                  </text:list-item>
                </text:list>
              </text:list-item>
            </text:list>
            <text:list text:style-name="L2">
              <text:list-item>
                <text:p><text:span text:style-name="T3">Ne koristiti rekurziju za faktorijel ili Fibonačijev niz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3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Goto</text:p>
          </draw:text-box>
        </draw:frame>
        <draw:frame presentation:style-name="pr5" draw:layer="layout" svg:width="22.6cm" svg:height="13.859cm" svg:x="1.4cm" svg:y="4.914cm" presentation:class="outline">
          <draw:text-box>
            <text:list text:style-name="L2">
              <text:list-item>
                <text:p>Argumenti protiv goto</text:p>
              </text:list-item>
              <text:list-item>
                <text:p>Argumenti za goto</text:p>
              </text:list-item>
              <text:list-item>
                <text:p>Goto debata</text:p>
              </text:list-item>
              <text:list-item>
                <text:p>Obrada grešak I goto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3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Argumenti protiv goto</text:p>
          </draw:text-box>
        </draw:frame>
        <draw:frame presentation:style-name="pr5" draw:layer="layout" svg:width="22.6cm" svg:height="13.859cm" svg:x="1.4cm" svg:y="4.914cm" presentation:class="outline">
          <draw:text-box>
            <text:list text:style-name="L2">
              <text:list-item>
                <text:p>Kod koji sadrži goto naredbe teži je za formatiranje</text:p>
              </text:list-item>
              <text:list-item>
                <text:p>Korišćenje goto naredbi otežava kompajlersku optimizaciju</text:p>
              </text:list-item>
              <text:list-item>
                <text:p>Dovodi do kršenja principa po kome bi kod trebao da tece sa vrha na dol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3" presentation:presentation-page-layout-name="AL2T1">
        <draw:frame presentation:style-name="pr4" draw:layer="layout" svg:width="23cm" svg:height="3.506cm" svg:x="1cm" svg:y="0.837cm" presentation:class="title">
          <draw:text-box>
            <text:p>Argumenti za goto</text:p>
          </draw:text-box>
        </draw:frame>
        <draw:frame presentation:style-name="pr5" draw:layer="layout" svg:width="22.6cm" svg:height="13.859cm" svg:x="1.4cm" svg:y="4.914cm" presentation:class="outline">
          <draw:text-box>
            <text:list text:style-name="L2">
              <text:list-item>
                <text:p>Dobro postavljen goto može eliminisati potrebu za dupliranjem koda</text:p>
              </text:list-item>
              <text:list-item>
                <text:p>Koristan je u rutinama koje alociraju resurse, vrše neku operaciju sa njima, a zatim dealociraju resurse. </text:p>
              </text:list-item>
              <text:list-item>
                <text:p>U nekim slučajevima, može proizvesti kraći I brži kod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3" presentation:presentation-page-layout-name="AL2T1">
        <draw:frame presentation:style-name="pr4" draw:layer="layout" svg:width="23cm" svg:height="3.506cm" svg:x="1cm" svg:y="0.837cm" presentation:class="title">
          <draw:text-box>
            <text:p>Goto debata</text:p>
          </draw:text-box>
        </draw:frame>
        <draw:frame presentation:style-name="pr5" draw:layer="layout" svg:width="22.6cm" svg:height="13.859cm" svg:x="1.4cm" svg:y="4.914cm" presentation:class="outline">
          <draw:text-box>
            <text:list text:style-name="L2">
              <text:list-item>
                <text:p>Glavna crta većine diskusija je plitak pristup problemu</text:p>
              </text:list-item>
              <text:list-item>
                <text:p>Knjige uglavnom prezentuju trivijalne primere u kojima izbacuju goto naredbu, ali to nisu realne situacije u kojima programeri koriste goto</text:p>
              </text:list-item>
              <text:list-item>
                <text:p>Uglavnom se ne pominju slučajevi u kojima programer, iako svestan alternativa, odluči da koristi goto radi čitjlivijeg koda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3" presentation:presentation-page-layout-name="AL2T1">
        <draw:frame presentation:style-name="pr4" draw:layer="layout" svg:width="23cm" svg:height="3.506cm" svg:x="1cm" svg:y="0.837cm" presentation:class="title">
          <draw:text-box>
            <text:p>Obrada grešaka I goto </text:p>
          </draw:text-box>
        </draw:frame>
        <draw:frame presentation:style-name="pr10" draw:layer="layout" svg:width="22.6cm" svg:height="15.427cm" svg:x="1.4cm" svg:y="4.914cm" presentation:class="outline" presentation:user-transformed="true">
          <draw:text-box>
            <text:list text:style-name="L2">
              <text:list-item>
                <text:p>Pisanje veoma interaktivnog koda dovodi do situacije da moramo posvetiti dosta pažnje obradi gresaka, kao I čišćenju resursa ukoliko dođe do greske. </text:p>
              </text:list-item>
              <text:list-item>
                <text:p>Ove rutine su tipični primeri kada programeri koriste goto</text:p>
              </text:list-item>
              <text:list-item>
                <text:p>Slični primeri su rutine koje treba da alociraju I počiste resurse, kao što su konekcija sa bazom, memorija ili privremeni fajlovi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3" presentation:presentation-page-layout-name="AL2T1">
        <draw:frame presentation:style-name="pr4" draw:layer="layout" svg:width="23cm" svg:height="3.506cm" svg:x="1cm" svg:y="0.837cm" presentation:class="title">
          <draw:text-box>
            <text:p>Strategije za izbacivanje goto naredbi</text:p>
          </draw:text-box>
        </draw:frame>
        <draw:frame presentation:style-name="pr5" draw:layer="layout" svg:width="22.6cm" svg:height="13.859cm" svg:x="1.4cm" svg:y="4.914cm" presentation:class="outline">
          <draw:text-box>
            <text:list text:style-name="L2">
              <text:list-item>
                <text:p>Napisati sa ugnježdenim if naredbama</text:p>
              </text:list-item>
              <text:list-item>
                <text:p>Napisati sa statusnom promenljivom</text:p>
              </text:list-item>
              <text:list-item>
                <text:p>Napisati sa try-finally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3" presentation:presentation-page-layout-name="AL2T1">
        <draw:frame presentation:style-name="pr4" draw:layer="layout" svg:width="23cm" svg:height="3.506cm" svg:x="1cm" svg:y="0.837cm" presentation:class="title">
          <draw:text-box>
            <text:p>Strategije za izbacivanje goto naredbi</text:p>
          </draw:text-box>
        </draw:frame>
        <draw:frame presentation:style-name="pr5" draw:layer="layout" svg:width="22.6cm" svg:height="13.859cm" svg:x="1.4cm" svg:y="4.914cm" presentation:class="outline">
          <draw:text-box>
            <text:list text:style-name="L2">
              <text:list-item>
                <text:p>Napisati sa ugnježdenim if naredbama</text:p>
              </text:list-item>
            </text:list>
            <text:list text:style-name="L3">
              <text:list-item>
                <text:list>
                  <text:list-item>
                    <text:p><text:span text:style-name="T2">If naredbe se moraju napisati tako da se svaka izvršava samo ako prethodni test uspe.</text:span><text:span text:style-name="T4"> </text:span></text:p>
                  </text:list-item>
                  <text:list-item>
                    <text:p><text:span text:style-name="T2">Glavna mana ovog pristupa je što postoji velika ugnježdenost</text:span></text:p>
                  </text:list-item>
                  <text:list-item>
                    <text:p><text:span text:style-name="T2">Distanca između koda za obradu greške I koda u kome se desila greška je prilično velika</text:span></text:p>
                  </text:list-item>
                </text:list>
              </text:list-item>
            </text:list>
            <text:list text:style-name="L2">
              <text:list-item>
                <text:p><text:span text:style-name="T5">Napisati sa statusnom promenljivom</text:span></text:p>
              </text:list-item>
              <text:list-item>
                <text:p><text:span text:style-name="T5">Napisati sa try-finally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3" presentation:presentation-page-layout-name="AL2T1">
        <draw:frame presentation:style-name="pr4" draw:layer="layout" svg:width="23cm" svg:height="3.506cm" svg:x="1cm" svg:y="0.837cm" presentation:class="title">
          <draw:text-box>
            <text:p>Strategije za izbacivanje goto naredbi</text:p>
          </draw:text-box>
        </draw:frame>
        <draw:frame presentation:style-name="pr11" draw:layer="layout" svg:width="22.6cm" svg:height="13.951cm" svg:x="1.4cm" svg:y="4.914cm" presentation:class="outline" presentation:user-transformed="true">
          <draw:text-box>
            <text:list text:style-name="L2">
              <text:list-item>
                <text:p><text:span text:style-name="T5">Napisati sa ugnježdenim if naredbama</text:span></text:p>
              </text:list-item>
              <text:list-item>
                <text:p>Napisati sa statusnom promenljivom</text:p>
              </text:list-item>
            </text:list>
            <text:list text:style-name="L3">
              <text:list-item>
                <text:list>
                  <text:list-item>
                    <text:p><text:span text:style-name="T6">Kreiramo promenljivu koja indikuje da li je rutina u stanju greške</text:span></text:p>
                  </text:list-item>
                  <text:list-item>
                    <text:p><text:span text:style-name="T6">Prednost je što ne dovodi do duboko indentovanog koda</text:span></text:p>
                  </text:list-item>
                  <text:list-item>
                    <text:p><text:span text:style-name="T6">Problem je što statusne promenljive nisu tako česta praksa, kao što bi trebale da budu</text:span></text:p>
                  </text:list-item>
                  <text:list-item>
                    <text:p><text:span text:style-name="T6">Njihovo korišćenje treba u potpunosti dokumentovati</text:span></text:p>
                  </text:list-item>
                </text:list>
              </text:list-item>
            </text:list>
            <text:list text:style-name="L2">
              <text:list-item>
                <text:p><text:span text:style-name="T5">Napisati sa try-finally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3" presentation:presentation-page-layout-name="AL2T1">
        <draw:frame presentation:style-name="pr4" draw:layer="layout" svg:width="23cm" svg:height="3.506cm" svg:x="1cm" svg:y="0.837cm" presentation:class="title">
          <draw:text-box>
            <text:p>Strategije za izbacivanje goto naredbi</text:p>
          </draw:text-box>
        </draw:frame>
        <draw:frame presentation:style-name="pr5" draw:layer="layout" svg:width="22.6cm" svg:height="13.859cm" svg:x="1.4cm" svg:y="4.914cm" presentation:class="outline">
          <draw:text-box>
            <text:list text:style-name="L2">
              <text:list-item>
                <text:p><text:span text:style-name="T5">Napisati sa ugnježdenim if naredbama</text:span></text:p>
              </text:list-item>
              <text:list-item>
                <text:p><text:span text:style-name="T5">Napisati sa statusnom promenljivom</text:span></text:p>
              </text:list-item>
              <text:list-item>
                <text:p>Napisati sa try-finally</text:p>
              </text:list-item>
            </text:list>
            <text:list text:style-name="L3">
              <text:list-item>
                <text:list>
                  <text:list-item>
                    <text:p><text:span text:style-name="T2">Treba okružiti kod sa try naredbom, a zatim smestiti kod za čišćenje resursa u finally sekciju</text:span></text:p>
                  </text:list-item>
                  <text:list-item>
                    <text:p><text:span text:style-name="T2">Prednost pristupa je da se postiže dobra čitljivost bez korišćenja goto naredbi</text:span></text:p>
                  </text:list-item>
                  <text:list-item>
                    <text:p><text:span text:style-name="T2">Mana pristupa je što ne podržavaju svi jezici ovaj prist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3" presentation:presentation-page-layout-name="AL2T1">
        <draw:frame presentation:style-name="pr4" draw:layer="layout" svg:width="23cm" svg:height="3.506cm" svg:x="1cm" svg:y="0.837cm" presentation:class="title">
          <draw:text-box>
            <text:p>Poređenje pristupa</text:p>
          </draw:text-box>
        </draw:frame>
        <draw:frame presentation:style-name="pr12" draw:layer="layout" svg:width="22.6cm" svg:height="14.161cm" svg:x="1.4cm" svg:y="4.914cm" presentation:class="outline" presentation:user-transformed="true">
          <draw:text-box>
            <text:list text:style-name="L2">
              <text:list-item>
                <text:p>Goto otklanja duboko indentovanje I bespotrebne testove, ali sadrži goto naredbe</text:p>
              </text:list-item>
              <text:list-item>
                <text:p>Pristup sa ugnježdenim if naredbama otklanja potrebu za goto naredbama, ali rezultira u veoma indentovanom kodu</text:p>
              </text:list-item>
              <text:list-item>
                <text:p>Statusne promenljive izbegavaju goto I indentovanje, ali uvode dodatne testove</text:p>
              </text:list-item>
              <text:list-item>
                <text:p>Pristup try-finally otklanja sve prethodne probleme, ali nije podržan u svim jezicima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3" presentation:presentation-page-layout-name="AL2T1">
        <draw:frame presentation:style-name="pr4" draw:layer="layout" svg:width="23cm" svg:height="3.506cm" svg:x="1cm" svg:y="0.837cm" presentation:class="title">
          <draw:text-box>
            <text:p>Osnovne smernice za korišćenje goto naredbe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Koristiti goto za simulaciju kontrolnih sruktura koje nisu podržane u jezicima</text:p>
              </text:list-item>
              <text:list-item>
                <text:p>Ne koristiti goto kada postoji ugrađen ekvivalent</text:p>
              </text:list-item>
              <text:list-item>
                <text:p>Izmeriti koliko se poboljšanje dobilo korišćenjem goto naredbe. Dokumentovati</text:p>
              </text:list-item>
              <text:list-item>
                <text:p>Ograničiti sebe najednu goto naredbu po rutini, osim ako ne pravimo kontrolne struktur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3" presentation:presentation-page-layout-name="AL2T1">
        <draw:frame presentation:style-name="pr4" draw:layer="layout" svg:width="23cm" svg:height="3.506cm" svg:x="1cm" svg:y="0.837cm" presentation:class="title">
          <draw:text-box>
            <text:p>Nastavak...</text:p>
          </draw:text-box>
        </draw:frame>
        <draw:frame presentation:style-name="pr5" draw:layer="layout" svg:width="22.6cm" svg:height="13.859cm" svg:x="1.4cm" svg:y="4.914cm" presentation:class="outline">
          <draw:text-box>
            <text:list text:style-name="L2">
              <text:list-item>
                <text:p>Paziti da goto naredbe uvek pokazuju na napred, a nikada pozadi, osim ako se ne programiraju kontrolne strukture</text:p>
              </text:list-item>
              <text:list-item>
                <text:p>Postarati se da sve goto labele budu iskorišćene</text:p>
              </text:list-item>
              <text:list-item>
                <text:p>Osigurati se da goto naredbe ne stvaraju nedostižan kod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3" presentation:presentation-page-layout-name="AL2T1">
        <draw:frame presentation:style-name="pr4" draw:layer="layout" svg:width="23cm" svg:height="3.506cm" svg:x="0.876cm" svg:y="7.366cm" presentation:class="title" presentation:user-transformed="true">
          <draw:text-box>
            <text:p>Hvala na pažnji!</text:p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2" draw:display-name="Bitmape 2" xlink:href="Pictures/10000000000002590000010B21559233.png" xlink:type="simple" xlink:show="embed" xlink:actuate="onLoad"/>
    <draw:fill-image draw:name="aqua1" xlink:href="Pictures/100000000000031A00000253D1D24142.png" xlink:type="simple" xlink:show="embed" xlink:actuate="onLoad"/>
    <draw:fill-image draw:name="ashapes9" xlink:href="Pictures/10000000000003200000025809C7EF31.png" xlink:type="simple" xlink:show="embed" xlink:actuate="onLoad"/>
    <draw:fill-image draw:name="forest" xlink:href="Pictures/10000000000003200000025830674EDA.png" xlink:type="simple" xlink:show="embed" xlink:actuate="onLoad"/>
    <draw:fill-image draw:name="numbers3" xlink:href="Pictures/100000000000032000000258F6AEE96B.png" xlink:type="simple" xlink:show="embed" xlink:actuate="onLoad"/>
    <draw:fill-image draw:name="organic" xlink:href="Pictures/100000000000032000000258CA0C59C4.png" xlink:type="simple" xlink:show="embed" xlink:actuate="onLoad"/>
    <draw:fill-image draw:name="paper4" xlink:href="Pictures/100000000000032000000258931F8343.png" xlink:type="simple" xlink:show="embed" xlink:actuate="onLoad"/>
    <draw:fill-image draw:name="rectangles3" xlink:href="Pictures/1000000000000320000002581B42268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1-background" style:family="presentation">
      <style:graphic-properties draw:stroke="none" draw:fill="bitmap" draw:fill-image-name="organic" style:repeat="stretch"/>
    </style:style>
    <style:style style:name="Default1-backgroundobjects" style:family="presentation">
      <style:graphic-properties draw:shadow="hidden" draw:shadow-offset-x="0.3cm" draw:shadow-offset-y="0.3cm" draw:shadow-color="#808080"/>
    </style:style>
    <style:style style:name="Default1-notes" style:family="presentation">
      <style:graphic-properties draw:stroke="none" draw:fill="none">
        <text:list-style style:name="Default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Default1-outline1" style:family="presentation">
      <style:graphic-properties draw:stroke="none" draw:fill="non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1-outline2" style:family="presentation" style:parent-style-name="Default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2-background" style:family="presentation">
      <style:graphic-properties draw:stroke="none" draw:fill="bitmap" draw:fill-image-name="numbers3" style:repeat="stretch"/>
    </style:style>
    <style:style style:name="Default2-backgroundobjects" style:family="presentation">
      <style:graphic-properties draw:shadow="hidden" draw:shadow-offset-x="0.3cm" draw:shadow-offset-y="0.3cm" draw:shadow-color="#808080"/>
    </style:style>
    <style:style style:name="Default2-notes" style:family="presentation">
      <style:graphic-properties draw:stroke="none" draw:fill="none">
        <text:list-style style:name="Default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Default2-outline1" style:family="presentation">
      <style:graphic-properties draw:stroke="none" draw:fill="non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2-outline2" style:family="presentation" style:parent-style-name="Default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2-outline3" style:family="presentation" style:parent-style-name="Default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2-outline4" style:family="presentation" style:parent-style-name="Default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2-outline5" style:family="presentation" style:parent-style-name="Default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2-outline6" style:family="presentation" style:parent-style-name="Default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2-outline7" style:family="presentation" style:parent-style-name="Default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2-outline8" style:family="presentation" style:parent-style-name="Default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2-outline9" style:family="presentation" style:parent-style-name="Default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3-background" style:family="presentation">
      <style:graphic-properties draw:stroke="none" draw:fill="bitmap" draw:fill-image-name="rectangles3" style:repeat="stretch"/>
    </style:style>
    <style:style style:name="Default3-backgroundobjects" style:family="presentation">
      <style:graphic-properties draw:shadow="hidden" draw:shadow-offset-x="0.3cm" draw:shadow-offset-y="0.3cm" draw:shadow-color="#808080"/>
    </style:style>
    <style:style style:name="Default3-notes" style:family="presentation">
      <style:graphic-properties draw:stroke="none" draw:fill="none">
        <text:list-style style:name="Default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Default3-outline1" style:family="presentation">
      <style:graphic-properties draw:stroke="none" draw:fill="non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3-outline2" style:family="presentation" style:parent-style-name="Default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3-outline3" style:family="presentation" style:parent-style-name="Default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3-outline4" style:family="presentation" style:parent-style-name="Default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3-outline5" style:family="presentation" style:parent-style-name="Default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3-outline6" style:family="presentation" style:parent-style-name="Default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3-outline7" style:family="presentation" style:parent-style-name="Default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3-outline8" style:family="presentation" style:parent-style-name="Default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3-outline9" style:family="presentation" style:parent-style-name="Default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ashapes9" style:repeat="stretch"/>
    </style:style>
    <style:style style:name="Mdp4" style:family="drawing-page">
      <style:drawing-page-properties draw:background-size="border" draw:fill="bitmap" draw:fill-image-name="forest" style:repeat="stretch"/>
    </style:style>
    <style:style style:name="Mdp5" style:family="drawing-page">
      <style:drawing-page-properties draw:background-size="border" draw:fill="bitmap" draw:fill-image-name="paper4" style:repeat="stretch"/>
    </style:style>
    <style:style style:name="Mdp6" style:family="drawing-page">
      <style:drawing-page-properties draw:background-size="border" draw:fill="bitmap" draw:fill-image-name="numbers3" style:repeat="stretch"/>
    </style:style>
    <style:style style:name="Mdp7" style:family="drawing-page">
      <style:drawing-page-properties draw:background-size="border" draw:fill="bitmap" draw:fill-image-name="rectangles3" style:repeat="stretch"/>
    </style:style>
    <style:style style:name="Mdp8" style:family="drawing-page">
      <style:drawing-page-properties draw:background-size="border" draw:fill="bitmap" draw:fill-image-name="tunnel_5f_box" draw:fill-image-width="0cm" draw:fill-image-height="0cm"/>
    </style:style>
    <style:style style:name="Mdp9" style:family="drawing-page">
      <style:drawing-page-properties draw:background-size="border" draw:fill="bitmap" draw:fill-image-name="organic" style:repeat="stretch"/>
    </style:style>
    <style:style style:name="Mdp10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tunnel-title">
      <style:graphic-properties draw:fill-color="#ffffff" draw:auto-grow-height="false" fo:min-height="3.507cm"/>
    </style:style>
    <style:style style:name="Mpr23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24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25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27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28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30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31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33" style:family="presentation" style:parent-style-name="Default2-backgroundobjects">
      <style:graphic-properties draw:stroke="none" draw:fill="none" draw:fill-color="#ffffff" draw:auto-grow-height="false" fo:min-height="1.485cm"/>
    </style:style>
    <style:style style:name="Mpr34" style:family="presentation" style:parent-style-name="Default2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36" style:family="presentation" style:parent-style-name="Default3-backgroundobjects">
      <style:graphic-properties draw:stroke="none" draw:fill="none" draw:fill-color="#ffffff" draw:auto-grow-height="false" fo:min-height="1.485cm"/>
    </style:style>
    <style:style style:name="Mpr37" style:family="presentation" style:parent-style-name="Default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0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20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20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0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20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20</text:page-number></text:span></text:p>
          </draw:text-box>
        </draw:frame>
      </presentation:notes>
    </style:master-page>
    <style:master-page style:name="lyt-brown" style:page-layout-name="PM1" draw:style-name="Mdp3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20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20</text:page-number></text:span></text:p>
          </draw:text-box>
        </draw:frame>
      </presentation:notes>
    </style:master-page>
    <style:master-page style:name="forest" style:page-layout-name="PM1" draw:style-name="Mdp4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4.086cm" svg:x="1.5cm" svg:y="4.914cm" presentation:class="outline" presentation:placeholder="true">
        <draw:text-box/>
      </draw:frame>
      <draw:frame presentation:style-name="Mpr10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20</text:page-number></text:span></text:p>
        </draw:text-box>
      </draw:frame>
      <presentation:notes style:page-layout-name="PM0">
        <draw:page-thumbnail presentation:style-name="forest-title" draw:layer="backgroundobjects" svg:width="15.265cm" svg:height="10.476cm" svg:x="3.161cm" svg:y="2.123cm" presentation:class="page"/>
        <draw:frame presentation:style-name="fores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20</text:page-number></text:span></text:p>
          </draw:text-box>
        </draw:frame>
      </presentation:notes>
    </style:master-page>
    <style:master-page style:name="lyt-paper" style:page-layout-name="PM1" draw:style-name="Mdp5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13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20</text:page-number></text:span></text:p>
        </draw:text-box>
      </draw:frame>
      <presentation:notes style:page-layout-name="PM0">
        <draw:page-thumbnail presentation:style-name="lyt-paper-title" draw:layer="backgroundobjects" svg:width="15.265cm" svg:height="10.476cm" svg:x="3.161cm" svg:y="2.123cm" presentation:class="page"/>
        <draw:frame presentation:style-name="lyt-paper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20</text:page-number></text:span></text:p>
          </draw:text-box>
        </draw:frame>
      </presentation:notes>
    </style:master-page>
    <style:master-page style:name="lyt-numdark" style:page-layout-name="PM1" draw:style-name="Mdp6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2.086cm" svg:x="2cm" svg:y="5.314cm" presentation:class="outline" presentation:placeholder="true">
        <draw:text-box/>
      </draw:frame>
      <draw:frame presentation:style-name="Mpr16" draw:text-style-name="MP4" draw:layer="backgroundobjects" svg:width="6.523cm" svg:height="1.448cm" svg:x="1.6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20</text:page-number></text:span></text:p>
        </draw:text-box>
      </draw:frame>
      <presentation:notes style:page-layout-name="PM0">
        <draw:page-thumbnail presentation:style-name="lyt-numdark-title" draw:layer="backgroundobjects" svg:width="15.265cm" svg:height="10.476cm" svg:x="3.161cm" svg:y="2.123cm" presentation:class="page"/>
        <draw:frame presentation:style-name="lyt-numdark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20</text:page-number></text:span></text:p>
          </draw:text-box>
        </draw:frame>
      </presentation:notes>
    </style:master-page>
    <style:master-page style:name="lyt-roundedrect" style:page-layout-name="PM1" draw:style-name="Mdp7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20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20</text:page-number></text:span></text:p>
          </draw:text-box>
        </draw:frame>
      </presentation:notes>
    </style:master-page>
    <style:master-page style:name="lyt-tunnel" style:page-layout-name="PM1" draw:style-name="Mdp8">
      <draw:frame presentation:style-name="Mpr22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0.5cm" svg:x="2cm" svg:y="5.5cm" presentation:class="outline" presentation:placeholder="true">
        <draw:text-box/>
      </draw:frame>
      <draw:frame presentation:style-name="Mpr23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23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20</text:page-number></text:span></text:p>
        </draw:text-box>
      </draw:frame>
      <presentation:notes style:page-layout-name="PM0">
        <draw:page-thumbnail presentation:style-name="lyt-tunnel-title" draw:layer="backgroundobjects" svg:width="15.265cm" svg:height="10.476cm" svg:x="3.161cm" svg:y="2.123cm" presentation:class="page"/>
        <draw:frame presentation:style-name="lyt-tunnel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20</text:page-number></text:span></text:p>
          </draw:text-box>
        </draw:frame>
      </presentation:notes>
    </style:master-page>
    <style:master-page style:name="lyt-organic" style:page-layout-name="PM1" draw:style-name="Mdp9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1.586cm" svg:x="2.5cm" svg:y="5.514cm" presentation:class="outline" presentation:placeholder="true">
        <draw:text-box/>
      </draw:frame>
      <draw:frame presentation:style-name="Mpr26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26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20</text:page-number></text:span></text:p>
        </draw:text-box>
      </draw:frame>
      <presentation:notes style:page-layout-name="PM0">
        <draw:page-thumbnail presentation:style-name="lyt-organic-title" draw:layer="backgroundobjects" svg:width="15.265cm" svg:height="10.476cm" svg:x="3.161cm" svg:y="2.123cm" presentation:class="page"/>
        <draw:frame presentation:style-name="lyt-organic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20</text:page-number></text:span></text:p>
          </draw:text-box>
        </draw:frame>
      </presentation:notes>
    </style:master-page>
    <style:master-page style:name="Default1" style:page-layout-name="PM1" draw:style-name="Mdp9">
      <draw:frame presentation:style-name="Default1-title" draw:layer="backgroundobjects" svg:width="24cm" svg:height="3.506cm" svg:x="2cm" svg:y="1.537cm" presentation:class="title" presentation:placeholder="true">
        <draw:text-box/>
      </draw:frame>
      <draw:frame presentation:style-name="Default1-outline1" draw:layer="backgroundobjects" svg:width="23cm" svg:height="11.586cm" svg:x="2.5cm" svg:y="5.514cm" presentation:class="outline" presentation:placeholder="true">
        <draw:text-box/>
      </draw:frame>
      <draw:frame presentation:style-name="Mpr29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29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20</text:page-number></text:span></text:p>
        </draw:text-box>
      </draw:frame>
      <presentation:notes style:page-layout-name="PM0">
        <draw:page-thumbnail presentation:style-name="Default1-title" draw:layer="backgroundobjects" svg:width="15.265cm" svg:height="10.476cm" svg:x="3.16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20</text:page-number></text:span></text:p>
          </draw:text-box>
        </draw:frame>
      </presentation:notes>
    </style:master-page>
    <style:master-page style:name="Default2" style:page-layout-name="PM1" draw:style-name="Mdp6">
      <draw:frame presentation:style-name="Default2-title" draw:layer="backgroundobjects" svg:width="25.199cm" svg:height="3.506cm" svg:x="1.401cm" svg:y="1.5cm" presentation:class="title" presentation:placeholder="true">
        <draw:text-box/>
      </draw:frame>
      <draw:frame presentation:style-name="Default2-outline1" draw:layer="backgroundobjects" svg:width="24.1cm" svg:height="12.086cm" svg:x="2cm" svg:y="5.314cm" presentation:class="outline" presentation:placeholder="true">
        <draw:text-box/>
      </draw:frame>
      <draw:frame presentation:style-name="Mpr32" draw:text-style-name="MP4" draw:layer="backgroundobjects" svg:width="6.523cm" svg:height="1.448cm" svg:x="1.6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32" draw:text-style-name="MP5" draw:layer="backgroundobjects" svg:width="8.875cm" svg:height="1.448cm" svg:x="9.5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32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20</text:page-number></text:span></text:p>
        </draw:text-box>
      </draw:frame>
      <presentation:notes style:page-layout-name="PM0">
        <draw:page-thumbnail presentation:style-name="Default2-title" draw:layer="backgroundobjects" svg:width="15.265cm" svg:height="10.476cm" svg:x="3.16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20</text:page-number></text:span></text:p>
          </draw:text-box>
        </draw:frame>
      </presentation:notes>
    </style:master-page>
    <style:master-page style:name="Default3" style:page-layout-name="PM1" draw:style-name="Mdp7">
      <draw:frame presentation:style-name="Default3-title" draw:layer="backgroundobjects" svg:width="23cm" svg:height="3.506cm" svg:x="1cm" svg:y="0.837cm" presentation:class="title" presentation:placeholder="true">
        <draw:text-box/>
      </draw:frame>
      <draw:frame presentation:style-name="Default3-outline1" draw:layer="backgroundobjects" svg:width="22.6cm" svg:height="13.859cm" svg:x="1.4cm" svg:y="4.914cm" presentation:class="outline" presentation:placeholder="true">
        <draw:text-box/>
      </draw:frame>
      <draw:frame presentation:style-name="Mpr35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35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5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20</text:page-number></text:span></text:p>
        </draw:text-box>
      </draw:frame>
      <presentation:notes style:page-layout-name="PM0">
        <draw:page-thumbnail presentation:style-name="Default3-title" draw:layer="backgroundobjects" svg:width="15.265cm" svg:height="10.476cm" svg:x="3.16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6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7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7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2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22T03:14:05.39</meta:creation-date>
    <meta:editing-duration>PT5H25M4S</meta:editing-duration>
    <meta:editing-cycles>74</meta:editing-cycles>
    <dc:date>2015-01-22T08:40:17.57</dc:date>
    <meta:generator>OpenOffice/4.1.1$Win32 OpenOffice.org_project/411m6$Build-9775</meta:generator>
    <meta:document-statistic meta:object-count="246"/>
  </office:meta>
</office:document-meta>
</file>